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>
            <text:p>N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Write data to Flights (heavy write)</text:p>
          </table:table-cell>
          <table:table-cell table:number-columns-repeated="8"/>
        </table:table-row>
        <table:table-row table:style-name="ro1">
          <table:table-cell office:value-type="string">
            <text:p>Runtimes</text:p>
          </table:table-cell>
          <table:table-cell office:value-type="string">
            <text:p>Numthradas</text:p>
          </table:table-cell>
          <table:table-cell office:value-type="string">
            <text:p>#samples </text:p>
          </table:table-cell>
          <table:table-cell office:value-type="string">
            <text:p>Average</text:p>
          </table:table-cell>
          <table:table-cell office:value-type="string">
            <text:p>Min </text:p>
          </table:table-cell>
          <table:table-cell office:value-type="string">
            <text:p>Max</text:p>
          </table:table-cell>
          <table:table-cell office:value-type="string">
            <text:p>Std.div</text:p>
          </table:table-cell>
          <table:table-cell office:value-type="string">
            <text:p>Error %</text:p>
          </table:table-cell>
          <table:table-cell office:value-type="string">
            <text:p>Throughput / sec</text:p>
          </table:table-cell>
          <table:table-cell office:value-type="string">
            <text:p>KB/sec</text:p>
          </table:table-cell>
          <table:table-cell office:value-type="string">
            <text:p>Avg. Bytes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48.2409781720894">
            <text:p>48.24097817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5.6200846944949">
            <text:p>75.6200846945</text:p>
          </table:table-cell>
          <table:table-cell table:style-name="ce2" office:value-type="float" office:value="9.52635832577133">
            <text:p>9.5263583258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06">
            <text:p>606</text:p>
          </table:table-cell>
          <table:table-cell table:style-name="ce2" office:value-type="float" office:value="47.6598526959537">
            <text:p>47.6598526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3.51134846462">
            <text:p>133.5113484646</text:p>
          </table:table-cell>
          <table:table-cell table:style-name="ce2" office:value-type="float" office:value="16.8193007343124">
            <text:p>16.8193007343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 table:style-name="ce1"/>
          <table:table-cell table:style-name="ce2" office:value-type="float" office:value="30">
            <text:p>3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037">
            <text:p>1037</text:p>
          </table:table-cell>
          <table:table-cell table:style-name="ce2" office:value-type="float" office:value="91.0275884822227">
            <text:p>91.02758848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.926314442881">
            <text:p>127.9263144429</text:p>
          </table:table-cell>
          <table:table-cell table:style-name="ce2" office:value-type="float" office:value="16.1157173468082">
            <text:p>16.1157173468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043">
            <text:p>1043</text:p>
          </table:table-cell>
          <table:table-cell table:style-name="ce2" office:value-type="float" office:value="84.252875284764">
            <text:p>84.25287528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6.875376661274">
            <text:p>126.8753766613</text:p>
          </table:table-cell>
          <table:table-cell table:style-name="ce2" office:value-type="float" office:value="15.9833238176801">
            <text:p>15.9833238177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261">
            <text:p>1261</text:p>
          </table:table-cell>
          <table:table-cell table:style-name="ce2" office:value-type="float" office:value="105.569844186491">
            <text:p>105.56984418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.46789972866">
            <text:p>124.4678997287</text:p>
          </table:table-cell>
          <table:table-cell table:style-name="ce2" office:value-type="float" office:value="15.6800381494113">
            <text:p>15.6800381494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463">
            <text:p>46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265">
            <text:p>1265</text:p>
          </table:table-cell>
          <table:table-cell table:style-name="ce2" office:value-type="float" office:value="128.587335677503">
            <text:p>128.58733567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6.169698244138">
            <text:p>126.1696982441</text:p>
          </table:table-cell>
          <table:table-cell table:style-name="ce2" office:value-type="float" office:value="15.8944248764588">
            <text:p>15.8944248765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70">
            <text:p>7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561">
            <text:p>56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418">
            <text:p>1418</text:p>
          </table:table-cell>
          <table:table-cell table:style-name="ce2" office:value-type="float" office:value="131.967267969859">
            <text:p>131.96726796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2.068183799808">
            <text:p>122.0681837998</text:p>
          </table:table-cell>
          <table:table-cell table:style-name="ce2" office:value-type="float" office:value="15.377730185718">
            <text:p>15.3777301857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table:style-name="ce2" office:value-type="float" office:value="8000">
            <text:p>8000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506">
            <text:p>1506</text:p>
          </table:table-cell>
          <table:table-cell table:style-name="ce2" office:value-type="float" office:value="152.299667924786">
            <text:p>152.29966792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5.275998684602">
            <text:p>125.2759986846</text:p>
          </table:table-cell>
          <table:table-cell table:style-name="ce2" office:value-type="float" office:value="15.7818396780407">
            <text:p>15.781839678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90">
            <text:p>9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705">
            <text:p>70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656">
            <text:p>1656</text:p>
          </table:table-cell>
          <table:table-cell table:style-name="ce2" office:value-type="float" office:value="183.864951236827">
            <text:p>183.86495123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5.199972177784">
            <text:p>125.1999721778</text:p>
          </table:table-cell>
          <table:table-cell table:style-name="ce2" office:value-type="float" office:value="15.7722621200529">
            <text:p>15.7722621201</text:p>
          </table:table-cell>
          <table:table-cell table:style-name="ce2" office:value-type="float" office:value="129">
            <text:p>129</text:p>
          </table:table-cell>
        </table:table-row>
        <table:table-row table:style-name="ro2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778">
            <text:p>77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78.949719272621">
            <text:p>178.94971927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5.981077642138">
            <text:p>125.9810776421</text:p>
          </table:table-cell>
          <table:table-cell table:style-name="ce2" office:value-type="float" office:value="15.8706631014022">
            <text:p>15.8706631014</text:p>
          </table:table-cell>
          <table:table-cell table:style-name="ce2" office:value-type="float" office:value="129">
            <text:p>129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000-00-00T20:58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6:46.048152685</meta:creation-date>
    <dc:date>2014-09-10T00:52:05</dc:date>
    <meta:editing-duration>PT3H1M52S</meta:editing-duration>
    <meta:editing-cycles>10</meta:editing-cycles>
    <meta:generator>LibreOffice/4.0.2.2$Linux_x86 LibreOffice_project/400m0$Build-2</meta:generator>
    <dc:creator>kattz </dc:creator>
    <meta:document-statistic meta:table-count="1" meta:cell-count="114" meta:object-count="0"/>
  </office:meta>
</office:document-meta>
</file>